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66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0.5cm" svg:height="9cm" svg:x="0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4.9cm" svg:height="2.5cm" svg:x="15.1cm" svg:y="6.7cm">
          <text:p text:style-name="P1">Lisp Interpr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controls" svg:width="5.9cm" svg:height="2.5cm" svg:x="0.8cm" svg:y="6.7cm">
          <text:p text:style-name="P1">Vision 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controls" svg:width="2.4cm" svg:height="3.5cm" svg:x="0.9cm" svg:y="3cm">
          <text:p text:style-name="P1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controls" svg:width="3cm" svg:height="3.5cm" svg:x="3.6cm" svg:y="3cm">
          <text:p text:style-name="P1">Visual <text:line-break/>Operation</text:p>
          <text:p text:style-name="P1">Th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2.5cm" svg:x="8.2cm" svg:y="6.7cm">
          <text:p text:style-name="P1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2.5cm" svg:x="7cm" svg:y="6.7cm">
          <text:p text:style-name="P1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9.7cm" svg:height="1cm" svg:x="0.6cm" svg:y="9.5cm">
          <text:p text:style-name="P1">Operativ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2.5cm" svg:x="10.6cm" svg:y="6.7cm">
          <text:p text:style-name="P1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2.5cm" svg:x="9.4cm" svg:y="6.7cm">
          <text:p text:style-name="P1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1.848cm" svg:height="0.962cm" svg:x="12.5cm" svg:y="7.5cm">
          <draw:text-box>
            <text:p>… 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onfa </meta:initial-creator>
    <meta:creation-date>2013-03-07T12:27:57</meta:creation-date>
    <dc:date>2013-03-08T11:15:27</dc:date>
    <dc:creator>bonfa </dc:creator>
    <meta:editing-duration>PT1H2M44S</meta:editing-duration>
    <meta:editing-cycles>17</meta:editing-cycles>
    <meta:generator>LibreOffice/3.3$Linux LibreOffice_project/330m19$Build-401</meta:generator>
    <meta:document-statistic meta:object-count="11"/>
  </office:meta>
</office:document-meta>
</file>